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1E0000001A2057B36A4124BA00.jpg" manifest:media-type="image/jpeg"/>
  <manifest:file-entry manifest:full-path="Pictures/100000000000001E0000001A79ECBBF644F4C612.jpg" manifest:media-type="image/jpeg"/>
  <manifest:file-entry manifest:full-path="Pictures/10000000000006E20000052A1E88877991D30F87.jpg" manifest:media-type="image/jpeg"/>
  <manifest:file-entry manifest:full-path="Pictures/10000000000006E20000052A4D105F2B8B4852C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embedded-title">
      <style:graphic-properties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_20_1-title">
      <style:graphic-properties draw:auto-grow-height="true" fo:min-height="3.506cm"/>
      <style:paragraph-properties style:writing-mode="lr-tb"/>
    </style:style>
    <style:style style:name="pr4" style:family="presentation" style:parent-style-name="Default_20_1-outline1">
      <style:graphic-properties draw:stroke="none" draw:fill="none" fo:min-height="11.932cm"/>
      <style:paragraph-properties style:writing-mode="lr-tb"/>
    </style:style>
    <style:style style:name="pr5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  <style:text-properties fo:color="#000000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/>
    </style:style>
    <style:style style:name="T2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9ECBBF644F4C612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2057B36A4124BA00.jpg" xlink:type="simple" xlink:show="embed" xlink:actuate="onLoad">
        <style:list-level-properties text:space-before="1.5cm" text:min-label-width="0.9cm" style:vertical-pos="middle" style:vertical-rel="line" fo:width="0.794cm" fo:height="0.688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draw:frame presentation:style-name="pr1" draw:text-style-name="P1" draw:layer="layout" svg:width="25.199cm" svg:height="3.506cm" svg:x="1.733cm" svg:y="4.581cm" presentation:class="title" presentation:user-transformed="true">
          <draw:text-box>
            <text:p><text:span text:style-name="T1">Embedded Linux Syst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draw:frame presentation:style-name="pr3" draw:text-style-name="P3" draw:layer="layout" svg:width="25.199cm" svg:height="3.506cm" svg:x="1.398cm" svg:y="0.836cm" presentation:class="title">
          <draw:text-box>
            <text:p>Out Line</text:p>
          </draw:text-box>
        </draw:frame>
        <draw:frame presentation:style-name="pr4" draw:text-style-name="P4" draw:layer="layout" svg:width="24.639cm" svg:height="12.179cm" svg:x="2.793cm" svg:y="5.093cm" presentation:class="outline" presentation:user-transformed="true">
          <draw:text-box>
            <text:list text:style-name="L2">
              <text:list-item>
                <text:p><text:s text:c="2"/>CH01 Introduction to Embedded System</text:p>
              </text:list-item>
              <text:list-item>
                <text:p><text:span text:style-name="T2"><text:s text:c="2"/></text:span><text:span text:style-name="T2">CH02 Embedded Linux (1) (2) (3)</text:span></text:p>
              </text:list-item>
              <text:list-item>
                <text:p><text:s text:c="2"/>CH03 Embedded Linux Generic Tool</text:p>
              </text:list-item>
              <text:list-item>
                <text:p><text:s text:c="2"/>CH04 Cross-Compile Tool-chain</text:p>
              </text:list-item>
              <text:list-item>
                <text:p><text:s text:c="2"/>CH05 Introduction to Boot-loader (u-boot)</text:p>
              </text:list-item>
              <text:list-item>
                <text:p><text:s text:c="2"/>CH06 Embedded Linux Kernel</text:p>
              </text:list-item>
              <text:list-item>
                <text:p><text:s text:c="2"/>CH07 Embedded Linux RootFS<text:tab/></text:p>
              </text:list-item>
              <text:list-item>
                <text:p><text:s text:c="2"/>CH08 Linux Device Driv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4D105F2B8B4852C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8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8cm" fo:text-indent="-0.598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2cm" fo:margin-right="0cm" fo:margin-top="0cm" fo:margin-bottom="0.199cm" fo:text-indent="-0.598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8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8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8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8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8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embedded" draw:fill-image-width="0cm" draw:fill-image-height="0cm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image text:level="1" xlink:href="Pictures/100000000000001E0000001A79ECBBF644F4C612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2057B36A4124BA00.jpg" xlink:type="simple" xlink:show="embed" xlink:actuate="onLoad">
            <style:list-level-properties text:space-before="1.5cm" text:min-label-width="0.9cm" style:vertical-pos="middle" style:vertical-rel="line" fo:width="0.794cm" fo:height="0.688cm"/>
          </text:list-level-style-image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draw:fill-image-width="0cm" draw:fill-image-height="0cm" style:repeat="stretch"/>
    </style:style>
    <style:style style:name="Mdp4" style:family="drawing-page">
      <style:drawing-page-properties presentation:display-header="tru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_20_1-outline1">
      <style:graphic-properties fo:min-height="12.18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0000000001E0000001A79ECBBF644F4C612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2057B36A4124BA00.jpg" xlink:type="simple" xlink:show="embed" xlink:actuate="onLoad">
        <style:list-level-properties text:space-before="1.5cm" text:min-label-width="0.9cm" style:vertical-pos="middle" style:vertical-rel="line" fo:width="0.794cm" fo:height="0.688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4.63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4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3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5.199cm" svg:height="3.506cm" svg:x="1.398cm" svg:y="0.836cm" presentation:class="title" presentation:placeholder="true">
        <draw:text-box/>
      </draw:frame>
      <draw:frame presentation:style-name="embedded-outline1" draw:layer="backgroundobjects" svg:width="24.599cm" svg:height="12.18cm" svg:x="1.998cm" svg:y="5.499cm" presentation:class="outline" presentation:placeholder="true">
        <draw:text-box/>
      </draw:frame>
      <draw:frame presentation:style-name="Mpr4" draw:text-style-name="MP8" draw:layer="backgroundobjects" svg:width="6.523cm" svg:height="1.448cm" svg:x="1.698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4cm" svg:y="18.23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5.199cm" svg:height="3.506cm" svg:x="1.398cm" svg:y="0.836cm" presentation:class="title" presentation:placeholder="true">
        <draw:text-box/>
      </draw:frame>
      <draw:frame presentation:style-name="Mpr7" draw:text-style-name="MP13" draw:layer="backgroundobjects" svg:width="24.639cm" svg:height="12.176cm" svg:x="1.398cm" svg:y="4.91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4cm" svg:y="19.13cm" presentation:class="footer">
        <draw:text-box>
          <text:p text:style-name="MP5"><text:span text:style-name="MT1"><presentation:footer/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lloss </meta:initial-creator>
    <meta:creation-date>2015-08-24T23:07:08</meta:creation-date>
    <dc:date>2024-08-24T12:02:57.183024055</dc:date>
    <meta:editing-duration>PT11H8M30S</meta:editing-duration>
    <meta:editing-cycles>274</meta:editing-cycles>
    <meta:generator>LibreOffice/6.4.7.2$Linux_X86_64 LibreOffice_project/40$Build-2</meta:generator>
    <meta:document-statistic meta:object-count="48"/>
  </office:meta>
</office:document-meta>
</file>